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d3b5" officeooo:paragraph-rsid="000bd3b5"/>
    </style:style>
    <style:style style:name="P2" style:family="paragraph" style:parent-style-name="Standard">
      <style:text-properties officeooo:rsid="000c8b48" officeooo:paragraph-rsid="000c8b48"/>
    </style:style>
    <style:style style:name="T1" style:family="text">
      <style:text-properties officeooo:rsid="0005ec20"/>
    </style:style>
    <style:style style:name="T2" style:family="text">
      <style:text-properties officeooo:rsid="00074e55"/>
    </style:style>
    <style:style style:name="T3" style:family="text">
      <style:text-properties officeooo:rsid="0009edfd"/>
    </style:style>
    <style:style style:name="T4" style:family="text">
      <style:text-properties officeooo:rsid="000e10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→ <text:span text:style-name="T1">faire un moteur de recherche. </text:span></text:p>
      <text:p text:style-name="Standard">→ <text:span text:style-name="T2">viser 1000 documents</text:span></text:p>
      <text:p text:style-name="Standard">→ <text:span text:style-name="T2">minimum 5 attributs par document</text:span></text:p>
      <text:p text:style-name="Standard">→ <text:span text:style-name="T3">idées : plantes (remèdes), erreurs Windows. </text:span></text:p>
      <text:p text:style-name="Standard"/>
      <text:p text:style-name="P1">689<text:span text:style-name="T4">6</text:span> personnages DC</text:p>
      <text:p text:style-name="P2">1637<text:span text:style-name="T4">6</text:span> personnages Marvel</text:p>
      <text:p text:style-name="P2"/>
      <text:p text:style-name="P2">Total : 2327<text:span text:style-name="T4">2</text:span> personnag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5:06:00.115584230</meta:creation-date>
    <dc:date>2021-10-17T23:30:08.075510642</dc:date>
    <meta:editing-duration>PT1H29M28S</meta:editing-duration>
    <meta:editing-cycles>6</meta:editing-cycles>
    <meta:generator>LibreOffice/7.0.4.2$Linux_X86_64 LibreOffice_project/00$Build-2</meta:generator>
    <meta:document-statistic meta:table-count="0" meta:image-count="0" meta:object-count="0" meta:page-count="1" meta:paragraph-count="7" meta:word-count="33" meta:character-count="202" meta:non-whitespace-character-count="174"/>
  </office:meta>
</office:document-meta>
</file>